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Resource.doCheck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eResourc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Resource.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Resource.getSourceExten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eateResource.doCheckExecution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eateResource.resetUpload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Resource.addR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